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25.691cm" table:align="left"/>
    </style:style>
    <style:style style:name="Tabela1.A" style:family="table-column">
      <style:table-column-properties style:column-width="4.249cm"/>
    </style:style>
    <style:style style:name="Tabela1.B" style:family="table-column">
      <style:table-column-properties style:column-width="8.742cm"/>
    </style:style>
    <style:style style:name="Tabela1.C" style:family="table-column">
      <style:table-column-properties style:column-width="8.705cm"/>
    </style:style>
    <style:style style:name="Tabela1.D" style:family="table-column">
      <style:table-column-properties style:column-width="3.995cm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style:vertical-align="middle"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25.7cm" table:align="margins"/>
    </style:style>
    <style:style style:name="Tabela2.A" style:family="table-column">
      <style:table-column-properties style:column-width="25.7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25.7cm" table:align="margins"/>
    </style:style>
    <style:style style:name="Tabela3.A" style:family="table-column">
      <style:table-column-properties style:column-width="1.296cm" style:rel-column-width="735*"/>
    </style:style>
    <style:style style:name="Tabela3.B" style:family="table-column">
      <style:table-column-properties style:column-width="18.729cm" style:rel-column-width="10618*"/>
    </style:style>
    <style:style style:name="Tabela3.C" style:family="table-column">
      <style:table-column-properties style:column-width="3.164cm" style:rel-column-width="1794*"/>
    </style:style>
    <style:style style:name="Tabela3.D" style:family="table-column">
      <style:table-column-properties style:column-width="2.51cm" style:rel-column-width="1423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none" fo:border-top="none" fo:border-bottom="0.05pt solid #000000"/>
    </style:style>
    <style:style style:name="Tabela3.B5" style:family="table-cell">
      <style:table-cell-properties fo:padding="0.097cm" fo:border-left="0.05pt solid #000000" fo:border-right="none" fo:border-top="none" fo:border-bottom="0.05pt solid #000000"/>
    </style:style>
    <style:style style:name="Tabela3.B6" style:family="table-cell">
      <style:table-cell-properties fo:padding="0.097cm" fo:border-left="0.05pt solid #000000" fo:border-right="none" fo:border-top="none" fo:border-bottom="0.05pt solid #000000"/>
    </style:style>
    <style:style style:name="Tabela3.B7" style:family="table-cell">
      <style:table-cell-properties fo:padding="0.097cm" fo:border-left="0.05pt solid #000000" fo:border-right="none" fo:border-top="none" fo:border-bottom="0.05pt solid #000000"/>
    </style:style>
    <style:style style:name="Tabela3.B8" style:family="table-cell">
      <style:table-cell-properties fo:padding="0.097cm" fo:border-left="0.05pt solid #000000" fo:border-right="none" fo:border-top="none" fo:border-bottom="0.05pt solid #000000"/>
    </style:style>
    <style:style style:name="Tabela3.B9" style:family="table-cell">
      <style:table-cell-properties fo:padding="0.097cm" fo:border-left="0.05pt solid #000000" fo:border-right="none" fo:border-top="none" fo:border-bottom="0.05pt solid #000000"/>
    </style:style>
    <style:style style:name="Tabela3.B10" style:family="table-cell">
      <style:table-cell-properties fo:padding="0.097cm" fo:border-left="0.05pt solid #000000" fo:border-right="none" fo:border-top="none" fo:border-bottom="0.05pt solid #000000"/>
    </style:style>
    <style:style style:name="Tabela3.B11" style:family="table-cell">
      <style:table-cell-properties fo:padding="0.097cm" fo:border-left="0.05pt solid #000000" fo:border-right="none" fo:border-top="none" fo:border-bottom="0.05pt solid #000000"/>
    </style:style>
    <style:style style:name="Tabela4" style:family="table">
      <style:table-properties style:width="25.7cm" table:align="margins"/>
    </style:style>
    <style:style style:name="Tabela4.A" style:family="table-column">
      <style:table-column-properties style:column-width="1.296cm" style:rel-column-width="735*"/>
    </style:style>
    <style:style style:name="Tabela4.B" style:family="table-column">
      <style:table-column-properties style:column-width="18.729cm" style:rel-column-width="10618*"/>
    </style:style>
    <style:style style:name="Tabela4.C" style:family="table-column">
      <style:table-column-properties style:column-width="3.164cm" style:rel-column-width="1794*"/>
    </style:style>
    <style:style style:name="Tabela4.D" style:family="table-column">
      <style:table-column-properties style:column-width="2.51cm" style:rel-column-width="1423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c70eb" officeooo:paragraph-rsid="000c70e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c70eb" officeooo:paragraph-rsid="000c70e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0f091f" officeooo:paragraph-rsid="000f091f" style:font-style-asian="italic" style:font-weight-asian="bold" style:font-style-complex="italic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0c70eb" officeooo:paragraph-rsid="000c70eb"/>
    </style:style>
    <style:style style:name="P5" style:family="paragraph" style:parent-style-name="Table_20_Contents">
      <style:paragraph-properties fo:text-align="center" style:justify-single-word="false"/>
      <style:text-properties fo:font-style="italic" fo:font-weight="bold" officeooo:rsid="000c70eb" officeooo:paragraph-rsid="000c70eb" style:font-style-asian="italic" style:font-weight-asian="bold" style:font-style-complex="italic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c70eb" officeooo:paragraph-rsid="000c70eb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0f091f" officeooo:paragraph-rsid="000f091f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officeooo:rsid="000f091f" officeooo:paragraph-rsid="000f091f"/>
    </style:style>
    <style:style style:name="P9" style:family="paragraph" style:parent-style-name="Table_20_Contents">
      <style:paragraph-properties fo:text-align="start" style:justify-single-word="false"/>
      <style:text-properties officeooo:rsid="000f091f" officeooo:paragraph-rsid="0010e55b"/>
    </style:style>
    <style:style style:name="P10" style:family="paragraph" style:parent-style-name="Table_20_Contents">
      <style:paragraph-properties fo:text-align="start" style:justify-single-word="false"/>
      <style:text-properties officeooo:rsid="0010e55b" officeooo:paragraph-rsid="0010e55b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0f091f" officeooo:paragraph-rsid="000f091f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0f091f" officeooo:paragraph-rsid="0011a92c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fo:font-weight="bold" officeooo:rsid="000f091f" officeooo:paragraph-rsid="000f091f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tyle="normal" fo:font-weight="bold" officeooo:rsid="0011a92c" officeooo:paragraph-rsid="0011a92c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5d82d" officeooo:paragraph-rsid="0015d82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paragraph-rsid="0011a92c" style:font-weight-asian="bold" style:font-weight-complex="bold"/>
    </style:style>
    <style:style style:name="P17" style:family="paragraph" style:parent-style-name="Standard">
      <style:text-properties fo:font-weight="bold" officeooo:rsid="0018d2b4" officeooo:paragraph-rsid="0018d2b4" style:font-weight-asian="bold" style:font-weight-complex="bold"/>
    </style:style>
    <style:style style:name="P18" style:family="paragraph" style:parent-style-name="Standard">
      <style:text-properties officeooo:paragraph-rsid="0015d82d"/>
    </style:style>
    <style:style style:name="P19" style:family="paragraph" style:parent-style-name="Standard">
      <style:text-properties officeooo:rsid="0018d2b4" officeooo:paragraph-rsid="0018d2b4"/>
    </style:style>
    <style:style style:name="P20" style:family="paragraph" style:parent-style-name="Table_20_Contents" style:list-style-name="L1">
      <style:text-properties officeooo:rsid="000c70eb" officeooo:paragraph-rsid="000c70eb"/>
    </style:style>
    <style:style style:name="P21" style:family="paragraph" style:parent-style-name="Table_20_Contents" style:list-style-name="L2">
      <style:text-properties officeooo:rsid="000c70eb" officeooo:paragraph-rsid="000c70eb"/>
    </style:style>
    <style:style style:name="P22" style:family="paragraph" style:parent-style-name="Table_20_Contents" style:list-style-name="L3">
      <style:text-properties officeooo:rsid="000c70eb" officeooo:paragraph-rsid="000c70eb"/>
    </style:style>
    <style:style style:name="P23" style:family="paragraph" style:parent-style-name="Table_20_Contents" style:list-style-name="L3">
      <style:text-properties officeooo:rsid="000c70eb" officeooo:paragraph-rsid="000f091f"/>
    </style:style>
    <style:style style:name="P24" style:family="paragraph" style:parent-style-name="Table_20_Contents" style:list-style-name="L1">
      <style:text-properties officeooo:rsid="000d1db5" officeooo:paragraph-rsid="000d1db5"/>
    </style:style>
    <style:style style:name="P25" style:family="paragraph" style:parent-style-name="Table_20_Contents" style:list-style-name="L2">
      <style:text-properties officeooo:rsid="000d1db5" officeooo:paragraph-rsid="000d1db5"/>
    </style:style>
    <style:style style:name="P26" style:family="paragraph" style:parent-style-name="Table_20_Contents" style:list-style-name="L3">
      <style:text-properties officeooo:rsid="000d1db5" officeooo:paragraph-rsid="000d1db5"/>
    </style:style>
    <style:style style:name="P27" style:family="paragraph" style:parent-style-name="Table_20_Contents">
      <style:paragraph-properties fo:text-align="start" style:justify-single-word="false"/>
      <style:text-properties officeooo:rsid="000f091f" officeooo:paragraph-rsid="0011a92c"/>
    </style:style>
    <style:style style:name="P28" style:family="paragraph" style:parent-style-name="Table_20_Contents">
      <style:paragraph-properties fo:text-align="start" style:justify-single-word="false"/>
      <style:text-properties officeooo:rsid="000f091f" officeooo:paragraph-rsid="00151ef4"/>
    </style:style>
    <style:style style:name="P29" style:family="paragraph" style:parent-style-name="Table_20_Contents">
      <style:paragraph-properties fo:text-align="start" style:justify-single-word="false"/>
      <style:text-properties officeooo:rsid="000f091f" officeooo:paragraph-rsid="0015d82d"/>
    </style:style>
    <style:style style:name="P30" style:family="paragraph" style:parent-style-name="Table_20_Contents">
      <style:paragraph-properties fo:text-align="start" style:justify-single-word="false"/>
      <style:text-properties fo:font-weight="bold" officeooo:rsid="000f091f" officeooo:paragraph-rsid="0011a92c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weight="bold" officeooo:rsid="000f091f" officeooo:paragraph-rsid="0015d82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11a92c" officeooo:paragraph-rsid="0011a92c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11a92c" officeooo:paragraph-rsid="0015d82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12f213" officeooo:paragraph-rsid="0012f213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2f213" officeooo:paragraph-rsid="0015d82d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officeooo:rsid="0010e55b" officeooo:paragraph-rsid="0011a92c"/>
    </style:style>
    <style:style style:name="P37" style:family="paragraph" style:parent-style-name="Table_20_Contents">
      <style:paragraph-properties fo:text-align="start" style:justify-single-word="false"/>
      <style:text-properties officeooo:rsid="0010e55b" officeooo:paragraph-rsid="0015d82d"/>
    </style:style>
    <style:style style:name="P38" style:family="paragraph" style:parent-style-name="Table_20_Contents">
      <style:paragraph-properties fo:text-align="center" style:justify-single-word="false"/>
      <style:text-properties officeooo:rsid="0011a92c" officeooo:paragraph-rsid="0011a92c"/>
    </style:style>
    <style:style style:name="P39" style:family="paragraph" style:parent-style-name="Table_20_Contents">
      <style:paragraph-properties fo:text-align="center" style:justify-single-word="false"/>
      <style:text-properties officeooo:rsid="0011a92c" officeooo:paragraph-rsid="0014a0cc"/>
    </style:style>
    <style:style style:name="P40" style:family="paragraph" style:parent-style-name="Table_20_Contents">
      <style:paragraph-properties fo:text-align="center" style:justify-single-word="false"/>
      <style:text-properties officeooo:rsid="0011a92c" officeooo:paragraph-rsid="0015d82d"/>
    </style:style>
    <style:style style:name="P41" style:family="paragraph" style:parent-style-name="Table_20_Contents">
      <style:paragraph-properties fo:text-align="center" style:justify-single-word="false"/>
      <style:text-properties officeooo:rsid="0012f213" officeooo:paragraph-rsid="0012f213"/>
    </style:style>
    <style:style style:name="P42" style:family="paragraph" style:parent-style-name="Table_20_Contents">
      <style:paragraph-properties fo:text-align="center" style:justify-single-word="false"/>
      <style:text-properties officeooo:rsid="0012f213" officeooo:paragraph-rsid="0015d82d"/>
    </style:style>
    <style:style style:name="P43" style:family="paragraph" style:parent-style-name="Table_20_Contents">
      <style:paragraph-properties fo:text-align="center" style:justify-single-word="false"/>
      <style:text-properties officeooo:rsid="0014a0cc" officeooo:paragraph-rsid="0014a0cc"/>
    </style:style>
    <style:style style:name="P44" style:family="paragraph" style:parent-style-name="Table_20_Contents">
      <style:paragraph-properties fo:text-align="center" style:justify-single-word="false"/>
      <style:text-properties officeooo:rsid="0014a0cc" officeooo:paragraph-rsid="0015d82d"/>
    </style:style>
    <style:style style:name="P45" style:family="paragraph" style:parent-style-name="Table_20_Contents">
      <style:paragraph-properties fo:text-align="center" style:justify-single-word="false"/>
      <style:text-properties officeooo:rsid="00151ef4" officeooo:paragraph-rsid="00151ef4"/>
    </style:style>
    <style:style style:name="P46" style:family="paragraph" style:parent-style-name="Table_20_Contents">
      <style:paragraph-properties fo:text-align="center" style:justify-single-word="false"/>
      <style:text-properties officeooo:rsid="00151ef4" officeooo:paragraph-rsid="0015d82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d1db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e55b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0e55b" style:font-weight-asian="normal" style:font-weight-complex="normal"/>
    </style:style>
    <style:style style:name="T7" style:family="text">
      <style:text-properties officeooo:rsid="0010e55b"/>
    </style:style>
    <style:style style:name="T8" style:family="text">
      <style:text-properties officeooo:rsid="00151ef4"/>
    </style:style>
    <style:style style:name="T9" style:family="text">
      <style:text-properties officeooo:rsid="001a94f6"/>
    </style:style>
    <style:style style:name="T10" style:family="text">
      <style:text-properties officeooo:rsid="001c5333"/>
    </style:style>
    <style:style style:name="T11" style:family="text">
      <style:text-properties officeooo:rsid="001fa1c6"/>
    </style:style>
    <style:style style:name="T12" style:family="text">
      <style:text-properties officeooo:rsid="002157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a Fronteira Sul – UFFS </text:p>
      <text:p text:style-name="P1">Componente Curricular: Planejamento e gestão de projetos. </text:p>
      <text:p text:style-name="P1">Professora: Raquel Aparecida Pegoraro. </text:p>
      <text:p text:style-name="P1">Alunos: Alesom, João Pedro, Kétly, Matheus e Vladimir.</text:p>
      <text:p text:style-name="P1"/>
      <text:p text:style-name="P1"/>
      <text:p text:style-name="P2">DEFINIÇÃO DE <text:span text:style-name="T1">STAKEHOLDERS</text:span>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5">Stakeholder</text:p>
          </table:table-cell>
          <table:table-cell table:style-name="Tabela1.A1" office:value-type="string">
            <text:p text:style-name="P6">Principais requisitos</text:p>
          </table:table-cell>
          <table:table-cell table:style-name="Tabela1.A1" office:value-type="string">
            <text:p text:style-name="P6">Principais expectativas</text:p>
          </table:table-cell>
          <table:table-cell table:style-name="Tabela1.D1" office:value-type="string">
            <text:p text:style-name="P6">Nível de influência</text:p>
          </table:table-cell>
        </table:table-row>
        <table:table-row>
          <table:table-cell table:style-name="Tabela1.A2" office:value-type="string">
            <text:p text:style-name="P4">Aluno</text:p>
          </table:table-cell>
          <table:table-cell table:style-name="Tabela1.B2" office:value-type="string">
            <text:list xml:id="list4229851621101153043" text:style-name="L1">
              <text:list-item>
                <text:p text:style-name="P20">Formular perguntas</text:p>
              </text:list-item>
              <text:list-item>
                <text:p text:style-name="P20">Responder perguntas</text:p>
              </text:list-item>
              <text:list-item>
                <text:p text:style-name="P24">Visualizar perguntas e respostas</text:p>
              </text:list-item>
              <text:list-item>
                <text:p text:style-name="P24">Avaliar respostas</text:p>
              </text:list-item>
            </text:list>
          </table:table-cell>
          <table:table-cell table:style-name="Tabela1.C3" office:value-type="string">
            <text:list xml:id="list100504112399559" text:continue-numbering="true" text:style-name="L1">
              <text:list-item>
                <text:p text:style-name="P24">Facilitar compartilhamento de conhecimento entre alunos e professores</text:p>
              </text:list-item>
            </text:list>
          </table:table-cell>
          <table:table-cell table:style-name="Tabela1.D2" office:value-type="string">
            <text:p text:style-name="P4">Baixo</text:p>
          </table:table-cell>
        </table:table-row>
        <table:table-row>
          <table:table-cell table:style-name="Tabela1.A2" office:value-type="string">
            <text:p text:style-name="P4">Monitor</text:p>
          </table:table-cell>
          <table:table-cell table:style-name="Tabela1.B3" office:value-type="string">
            <text:list xml:id="list3996877726522274788" text:style-name="L2">
              <text:list-item>
                <text:p text:style-name="P21">Formular perguntas</text:p>
              </text:list-item>
              <text:list-item>
                <text:p text:style-name="P21">Responder perguntas</text:p>
              </text:list-item>
              <text:list-item>
                <text:p text:style-name="P25">Visualizar perguntas e respostas</text:p>
              </text:list-item>
              <text:list-item>
                <text:p text:style-name="P21">A<text:span text:style-name="T2">nalisar</text:span> perguntas</text:p>
              </text:list-item>
              <text:list-item>
                <text:p text:style-name="P21">A<text:span text:style-name="T2">nalisar</text:span> respostas</text:p>
              </text:list-item>
              <text:list-item>
                <text:p text:style-name="P25">Avaliar respostas</text:p>
              </text:list-item>
            </text:list>
          </table:table-cell>
          <table:table-cell table:style-name="Tabela1.C3" office:value-type="string">
            <text:list xml:id="list100503574311781" text:continue-numbering="true" text:style-name="L2">
              <text:list-item>
                <text:p text:style-name="P25">Auxiliar na verificação da credibilidade do material postado</text:p>
              </text:list-item>
              <text:list-item>
                <text:p text:style-name="P25">Reduzir o número de alunos que buscam a monitoria presencial para esclarecer dúvidas básicas ou que já foram respondidas no sistema</text:p>
              </text:list-item>
            </text:list>
          </table:table-cell>
          <table:table-cell table:style-name="Tabela1.D2" office:value-type="string">
            <text:p text:style-name="P4">Médio</text:p>
          </table:table-cell>
        </table:table-row>
        <table:table-row>
          <table:table-cell table:style-name="Tabela1.A2" office:value-type="string">
            <text:p text:style-name="P4">Professor</text:p>
          </table:table-cell>
          <table:table-cell table:style-name="Tabela1.B4" office:value-type="string">
            <text:list xml:id="list7272997971380077262" text:style-name="L3">
              <text:list-item>
                <text:p text:style-name="P22">Definir monitores</text:p>
              </text:list-item>
              <text:list-item>
                <text:p text:style-name="P22">Formular perguntas</text:p>
              </text:list-item>
              <text:list-item>
                <text:p text:style-name="P22">Responder perguntas</text:p>
              </text:list-item>
              <text:list-item>
                <text:p text:style-name="P26">Visualizar perguntas e respostas</text:p>
              </text:list-item>
              <text:list-item>
                <text:p text:style-name="P23">A<text:span text:style-name="T2">nalisar</text:span> perguntas</text:p>
              </text:list-item>
              <text:list-item>
                <text:p text:style-name="P23">A<text:span text:style-name="T2">nalisar</text:span> respostas</text:p>
              </text:list-item>
              <text:list-item>
                <text:p text:style-name="P26">Avaliar respostas</text:p>
              </text:list-item>
            </text:list>
          </table:table-cell>
          <table:table-cell table:style-name="Tabela1.C4" office:value-type="string">
            <text:list xml:id="list100503400509807" text:continue-numbering="true" text:style-name="L3">
              <text:list-item>
                <text:p text:style-name="P26">Diminuir os índices de reprovação nos componentes curriculares</text:p>
              </text:list-item>
              <text:list-item>
                <text:p text:style-name="P26">Facilitar o acesso a listas de exercício (e.g. listas de livros que não constam no acervo da biblioteca)</text:p>
              </text:list-item>
            </text:list>
          </table:table-cell>
          <table:table-cell table:style-name="Tabela1.D2" office:value-type="string">
            <text:p text:style-name="P4">Alto</text:p>
          </table:table-cell>
        </table:table-row>
      </table:table>
      <text:p text:style-name="P1"/>
      <text:p text:style-name="P3"/>
      <text:p text:style-name="P3"/>
      <text:p text:style-name="P3"/>
      <text:p text:style-name="P3"/>
      <text:p text:style-name="P3"><text:soft-page-break/>PRODUCT BACKLOG</text:p>
      <text:p text:style-name="P3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8"><text:span text:style-name="T3">Como</text:span> aluno/monitor/professor</text:p>
            <text:p text:style-name="P8"><text:span text:style-name="T3">eu preciso</text:span> realizar peguntas</text:p>
            <text:p text:style-name="P8"><text:span text:style-name="T3">para</text:span> sanar minhas dúvidas.</text:p>
          </table:table-cell>
        </table:table-row>
        <table:table-row>
          <table:table-cell table:style-name="Tabela2.A2" office:value-type="string">
            <text:p text:style-name="P8"><text:span text:style-name="T3">Como</text:span> aluno/monitor/professor</text:p>
            <text:p text:style-name="P8"><text:span text:style-name="T3">eu preciso</text:span> responder perguntas</text:p>
            <text:p text:style-name="P8"><text:span text:style-name="T3">para</text:span> auxiliar meus colegas em suas dúvidas e exercitar meu conhecimento.</text:p>
          </table:table-cell>
        </table:table-row>
        <table:table-row>
          <table:table-cell table:style-name="Tabela2.A2" office:value-type="string">
            <text:p text:style-name="P8"><text:span text:style-name="T3">Como</text:span> aluno/monitor/professor</text:p>
            <text:p text:style-name="P8"><text:span text:style-name="T3">eu preciso</text:span> visualizar perguntas e respostas</text:p>
            <text:p text:style-name="P7">para <text:span text:style-name="T5">poder realizar contribuições.</text:span></text:p>
          </table:table-cell>
        </table:table-row>
        <table:table-row>
          <table:table-cell table:style-name="Tabela2.A2" office:value-type="string">
            <text:p text:style-name="P8"><text:span text:style-name="T3">Como</text:span> aluno/monitor/professor</text:p>
            <text:p text:style-name="P8"><text:span text:style-name="T3">eu preciso</text:span> logar no sistema</text:p>
            <text:p text:style-name="P8"><text:span text:style-name="T3">para</text:span> identificar o perfil do usuário.</text:p>
          </table:table-cell>
        </table:table-row>
        <table:table-row>
          <table:table-cell table:style-name="Tabela2.A2" office:value-type="string">
            <text:p text:style-name="P8"><text:span text:style-name="T3">Como</text:span> aluno/monitor</text:p>
            <text:p text:style-name="P8"><text:span text:style-name="T3">eu preciso </text:span>filtrar conteúdo</text:p>
            <text:p text:style-name="P7">para <text:span text:style-name="T5">acessar somente aos conteúdos que tenho interesse.</text:span></text:p>
          </table:table-cell>
        </table:table-row>
        <table:table-row>
          <table:table-cell table:style-name="Tabela2.A2" office:value-type="string">
            <text:p text:style-name="P8"><text:span text:style-name="T3">Como</text:span> professor</text:p>
            <text:p text:style-name="P8"><text:span text:style-name="T3">eu preciso </text:span>definir matérias de interesse</text:p>
            <text:p text:style-name="P8"><text:span text:style-name="T3">para</text:span> poder contribuir com as perguntas e respostas das matérias de meu conhecimento.</text:p>
          </table:table-cell>
        </table:table-row>
        <table:table-row>
          <table:table-cell table:style-name="Tabela2.A2" office:value-type="string">
            <text:p text:style-name="P8"><text:span text:style-name="T3">Como</text:span> professor</text:p>
            <text:p text:style-name="P8"><text:span text:style-name="T3">eu preciso </text:span>definir alunos como monitores</text:p>
            <text:p text:style-name="P8"><text:span text:style-name="T3">para</text:span> que esses possam auxiliar na avaliação do material.</text:p>
          </table:table-cell>
        </table:table-row>
        <table:table-row>
          <table:table-cell table:style-name="Tabela2.A2" office:value-type="string">
            <text:p text:style-name="P8"><text:span text:style-name="T3">Como</text:span> monitor/professor</text:p>
            <text:p text:style-name="P8"><text:span text:style-name="T3">eu preciso </text:span>analisar perguntas</text:p>
            <text:p text:style-name="P8"><text:span text:style-name="T3">para</text:span> verificar se estão <text:span text:style-name="T7">coerentes e </text:span>de acordo co<text:span text:style-name="T7">m o conteúdo da matéria.</text:span></text:p>
          </table:table-cell>
        </table:table-row>
        <table:table-row>
          <table:table-cell table:style-name="Tabela2.A2" office:value-type="string">
            <text:p text:style-name="P8"><text:span text:style-name="T3">Como</text:span> monitor/professor</text:p>
            <text:p text:style-name="P8"><text:span text:style-name="T3">eu preciso</text:span> analisar respostas</text:p>
            <text:p text:style-name="P7">para <text:span text:style-name="T6">verificar se de fato apresentam uma solução válida para a pergunta a qual se referem.</text:span></text:p>
          </table:table-cell>
        </table:table-row>
        <table:table-row>
          <table:table-cell table:style-name="Tabela2.A2" office:value-type="string">
            <text:p text:style-name="P9"><text:span text:style-name="T4">Como</text:span><text:span text:style-name="T7"> </text:span>aluno/monitor/professor</text:p>
            <text:p text:style-name="P10"><text:soft-page-break/><text:span text:style-name="T3">eu preciso</text:span> avaliar respostas</text:p>
            <text:p text:style-name="P10"><text:span text:style-name="T3">para</text:span> avaliar a qualidade da resposta (se está completa, apresenta referencial teórico...)</text:p>
          </table:table-cell>
        </table:table-row>
      </table:table>
      <text:p text:style-name="P11"/>
      <text:p text:style-name="P13"/>
      <text:p text:style-name="P14">PRIORIZAÇÃO DAS HISTÓRIAS</text:p>
      <text:p text:style-name="P1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34">ID</text:p>
          </table:table-cell>
          <table:table-cell table:style-name="Tabela3.A1" office:value-type="string">
            <text:p text:style-name="P32">História do usuário</text:p>
          </table:table-cell>
          <table:table-cell table:style-name="Tabela3.A1" office:value-type="string">
            <text:p text:style-name="P32">Categoria</text:p>
          </table:table-cell>
          <table:table-cell table:style-name="Tabela3.D1" office:value-type="string">
            <text:p text:style-name="P32">Prioridade</text:p>
          </table:table-cell>
        </table:table-row>
        <table:table-row>
          <table:table-cell table:style-name="Tabela3.A2" office:value-type="string">
            <text:p text:style-name="P41">1</text:p>
          </table:table-cell>
          <table:table-cell table:style-name="Tabela3.B2" office:value-type="string">
            <text:p text:style-name="P27"><text:span text:style-name="T3">Como</text:span> aluno/monitor/professor</text:p>
            <text:p text:style-name="P27"><text:span text:style-name="T3">eu preciso</text:span> realizar peguntas</text:p>
            <text:p text:style-name="P27"><text:span text:style-name="T3">para</text:span> sanar minhas dúvidas.</text:p>
          </table:table-cell>
          <table:table-cell table:style-name="Tabela3.A2" office:value-type="string">
            <text:p text:style-name="P38">Alta</text:p>
          </table:table-cell>
          <table:table-cell table:style-name="Tabela3.D2" office:value-type="string">
            <text:p text:style-name="P43">3</text:p>
          </table:table-cell>
        </table:table-row>
        <table:table-row>
          <table:table-cell table:style-name="Tabela3.A2" office:value-type="string">
            <text:p text:style-name="P41">2</text:p>
          </table:table-cell>
          <table:table-cell table:style-name="Tabela3.B3" office:value-type="string">
            <text:p text:style-name="P27"><text:span text:style-name="T3">Como</text:span> aluno/monitor/professor</text:p>
            <text:p text:style-name="P27"><text:span text:style-name="T3">eu preciso</text:span> responder perguntas</text:p>
            <text:p text:style-name="P27"><text:span text:style-name="T3">para</text:span> auxiliar meus colegas em suas dúvidas e exercitar meu conhecimento.</text:p>
          </table:table-cell>
          <table:table-cell table:style-name="Tabela3.A2" office:value-type="string">
            <text:p text:style-name="P39">Alta</text:p>
          </table:table-cell>
          <table:table-cell table:style-name="Tabela3.D2" office:value-type="string">
            <text:p text:style-name="P43">1</text:p>
          </table:table-cell>
        </table:table-row>
        <table:table-row>
          <table:table-cell table:style-name="Tabela3.A2" office:value-type="string">
            <text:p text:style-name="P41">3</text:p>
          </table:table-cell>
          <table:table-cell table:style-name="Tabela3.B4" office:value-type="string">
            <text:p text:style-name="P27"><text:span text:style-name="T3">Como</text:span> aluno/monitor/professor</text:p>
            <text:p text:style-name="P27"><text:span text:style-name="T3">eu preciso</text:span> visualizar perguntas e respostas</text:p>
            <text:p text:style-name="P30">para <text:span text:style-name="T5">poder realizar contribuições.</text:span></text:p>
          </table:table-cell>
          <table:table-cell table:style-name="Tabela3.A2" office:value-type="string">
            <text:p text:style-name="P39">Alta</text:p>
          </table:table-cell>
          <table:table-cell table:style-name="Tabela3.D2" office:value-type="string">
            <text:p text:style-name="P43">2</text:p>
          </table:table-cell>
        </table:table-row>
        <table:table-row>
          <table:table-cell table:style-name="Tabela3.A2" office:value-type="string">
            <text:p text:style-name="P41">4</text:p>
          </table:table-cell>
          <table:table-cell table:style-name="Tabela3.B5" office:value-type="string">
            <text:p text:style-name="P27"><text:span text:style-name="T3">Como</text:span> aluno/monitor/professor</text:p>
            <text:p text:style-name="P27"><text:span text:style-name="T3">eu preciso</text:span> logar no sistema</text:p>
            <text:p text:style-name="P27"><text:span text:style-name="T3">para</text:span> identificar o perfil do usuário.</text:p>
          </table:table-cell>
          <table:table-cell table:style-name="Tabela3.A2" office:value-type="string">
            <text:p text:style-name="P39">Alta</text:p>
          </table:table-cell>
          <table:table-cell table:style-name="Tabela3.D2" office:value-type="string">
            <text:p text:style-name="P43">4</text:p>
          </table:table-cell>
        </table:table-row>
        <table:table-row>
          <table:table-cell table:style-name="Tabela3.A2" office:value-type="string">
            <text:p text:style-name="P41">5</text:p>
          </table:table-cell>
          <table:table-cell table:style-name="Tabela3.B6" office:value-type="string">
            <text:p text:style-name="P27"><text:span text:style-name="T3">Como</text:span> aluno/monitor</text:p>
            <text:p text:style-name="P27"><text:span text:style-name="T3">eu preciso </text:span>filtrar conteúdo</text:p>
            <text:p text:style-name="P30">para <text:span text:style-name="T5">acessar somente aos conteúdos que tenho interesse.</text:span></text:p>
          </table:table-cell>
          <table:table-cell table:style-name="Tabela3.A2" office:value-type="string">
            <text:p text:style-name="P45">Baixa</text:p>
          </table:table-cell>
          <table:table-cell table:style-name="Tabela3.D2" office:value-type="string">
            <text:p text:style-name="P45">1</text:p>
          </table:table-cell>
        </table:table-row>
        <table:table-row>
          <table:table-cell table:style-name="Tabela3.A2" office:value-type="string">
            <text:p text:style-name="P41">6</text:p>
          </table:table-cell>
          <table:table-cell table:style-name="Tabela3.B7" office:value-type="string">
            <text:p text:style-name="P27"><text:span text:style-name="T3">Como</text:span> professor</text:p>
            <text:p text:style-name="P27"><text:span text:style-name="T3">eu preciso </text:span>definir matérias de interesse</text:p>
            <text:p text:style-name="P27"><text:span text:style-name="T3">para</text:span> poder contribuir com as perguntas e respostas das matérias de meu conhecimento.</text:p>
          </table:table-cell>
          <table:table-cell table:style-name="Tabela3.A2" office:value-type="string">
            <text:p text:style-name="P45">Baixa</text:p>
          </table:table-cell>
          <table:table-cell table:style-name="Tabela3.D2" office:value-type="string">
            <text:p text:style-name="P45">2</text:p>
          </table:table-cell>
        </table:table-row>
        <table:table-row>
          <table:table-cell table:style-name="Tabela3.A2" office:value-type="string">
            <text:p text:style-name="P41">7</text:p>
          </table:table-cell>
          <table:table-cell table:style-name="Tabela3.B8" office:value-type="string">
            <text:p text:style-name="P27"><text:span text:style-name="T3">Como</text:span> professor</text:p>
            <text:p text:style-name="P27"><text:span text:style-name="T3">eu preciso </text:span>definir alunos como monitores</text:p>
            <text:p text:style-name="P27"><text:span text:style-name="T3">para</text:span> que esses possam auxiliar na avaliação do material.</text:p>
          </table:table-cell>
          <table:table-cell table:style-name="Tabela3.A2" office:value-type="string">
            <text:p text:style-name="P45">Média</text:p>
          </table:table-cell>
          <table:table-cell table:style-name="Tabela3.D2" office:value-type="string">
            <text:p text:style-name="P45">1</text:p>
          </table:table-cell>
        </table:table-row>
        <table:table-row>
          <table:table-cell table:style-name="Tabela3.A2" office:value-type="string">
            <text:p text:style-name="P41">8</text:p>
          </table:table-cell>
          <table:table-cell table:style-name="Tabela3.B9" office:value-type="string">
            <text:p text:style-name="P27"><text:span text:style-name="T3">Como</text:span> monitor/professor</text:p>
            <text:p text:style-name="P27"><text:span text:style-name="T3">eu preciso </text:span>analisar perguntas <text:span text:style-name="T8">e, se necessário, excluí-las</text:span></text:p>
            <text:p text:style-name="P27"><text:soft-page-break/><text:span text:style-name="T3">para</text:span> verificar se estão <text:span text:style-name="T7">coerentes e </text:span>de acordo co<text:span text:style-name="T7">m o conteúdo da matéria.</text:span></text:p>
          </table:table-cell>
          <table:table-cell table:style-name="Tabela3.A2" office:value-type="string">
            <text:p text:style-name="P45">Média</text:p>
          </table:table-cell>
          <table:table-cell table:style-name="Tabela3.D2" office:value-type="string">
            <text:p text:style-name="P45">3</text:p>
          </table:table-cell>
        </table:table-row>
        <table:table-row>
          <table:table-cell table:style-name="Tabela3.A2" office:value-type="string">
            <text:p text:style-name="P41">9</text:p>
          </table:table-cell>
          <table:table-cell table:style-name="Tabela3.B10" office:value-type="string">
            <text:p text:style-name="P27"><text:span text:style-name="T3">Como</text:span> monitor/professor</text:p>
            <text:p text:style-name="P28"><text:span text:style-name="T3">eu preciso</text:span> analisar respostas <text:span text:style-name="T8">e, se necessário, excluí-las</text:span></text:p>
            <text:p text:style-name="P30">para <text:span text:style-name="T6">verificar se de fato apresentam uma solução válida para a pergunta a qual se referem.</text:span></text:p>
          </table:table-cell>
          <table:table-cell table:style-name="Tabela3.A2" office:value-type="string">
            <text:p text:style-name="P45">Média</text:p>
          </table:table-cell>
          <table:table-cell table:style-name="Tabela3.D2" office:value-type="string">
            <text:p text:style-name="P45">2</text:p>
          </table:table-cell>
        </table:table-row>
        <table:table-row>
          <table:table-cell table:style-name="Tabela3.A2" office:value-type="string">
            <text:p text:style-name="P41">10</text:p>
          </table:table-cell>
          <table:table-cell table:style-name="Tabela3.B11" office:value-type="string">
            <text:p text:style-name="P27"><text:span text:style-name="T4">Como</text:span><text:span text:style-name="T7"> </text:span>aluno/monitor/professor</text:p>
            <text:p text:style-name="P36"><text:span text:style-name="T3">eu preciso</text:span> avaliar respostas, <text:span text:style-name="T9">de acordo com sua credibilidade</text:span></text:p>
            <text:p text:style-name="P36"><text:span text:style-name="T3">para</text:span> avaliar a qualidade da resposta (se está completa, apresenta referencial teórico...)</text:p>
          </table:table-cell>
          <table:table-cell table:style-name="Tabela3.A2" office:value-type="string">
            <text:p text:style-name="P45">Baixa</text:p>
          </table:table-cell>
          <table:table-cell table:style-name="Tabela3.D2" office:value-type="string">
            <text:p text:style-name="P45">3</text:p>
          </table:table-cell>
        </table:table-row>
      </table:table>
      <text:p text:style-name="P16"/>
      <text:p text:style-name="P15">MVP</text:p>
      <text:p text:style-name="P15"/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35">ID</text:p>
          </table:table-cell>
          <table:table-cell table:style-name="Tabela4.A1" office:value-type="string">
            <text:p text:style-name="P33">História do usuário</text:p>
          </table:table-cell>
          <table:table-cell table:style-name="Tabela4.A1" office:value-type="string">
            <text:p text:style-name="P33">Categoria</text:p>
          </table:table-cell>
          <table:table-cell table:style-name="Tabela4.D1" office:value-type="string">
            <text:p text:style-name="P33">Prioridade</text:p>
          </table:table-cell>
        </table:table-row>
        <table:table-row>
          <table:table-cell table:style-name="Tabela4.A2" office:value-type="string">
            <text:p text:style-name="P42">1</text:p>
          </table:table-cell>
          <table:table-cell table:style-name="Tabela4.B2" office:value-type="string">
            <text:p text:style-name="P29"><text:span text:style-name="T3">Como</text:span> aluno/monitor/professor</text:p>
            <text:p text:style-name="P29"><text:span text:style-name="T3">eu preciso</text:span> realizar peguntas</text:p>
            <text:p text:style-name="P29"><text:span text:style-name="T3">para</text:span> sanar minhas dúvidas.</text:p>
          </table:table-cell>
          <table:table-cell table:style-name="Tabela4.A2" office:value-type="string">
            <text:p text:style-name="P40">Alta</text:p>
          </table:table-cell>
          <table:table-cell table:style-name="Tabela4.D2" office:value-type="string">
            <text:p text:style-name="P44">3</text:p>
          </table:table-cell>
        </table:table-row>
        <table:table-row>
          <table:table-cell table:style-name="Tabela4.A2" office:value-type="string">
            <text:p text:style-name="P42">2</text:p>
          </table:table-cell>
          <table:table-cell table:style-name="Tabela4.B3" office:value-type="string">
            <text:p text:style-name="P29"><text:span text:style-name="T3">Como</text:span> aluno/monitor/professor</text:p>
            <text:p text:style-name="P29"><text:span text:style-name="T3">eu preciso</text:span> responder perguntas</text:p>
            <text:p text:style-name="P29"><text:span text:style-name="T3">para</text:span> auxiliar meus colegas em suas dúvidas e exercitar meu conhecimento.</text:p>
          </table:table-cell>
          <table:table-cell table:style-name="Tabela4.A2" office:value-type="string">
            <text:p text:style-name="P40">Alta</text:p>
          </table:table-cell>
          <table:table-cell table:style-name="Tabela4.D2" office:value-type="string">
            <text:p text:style-name="P44">1</text:p>
          </table:table-cell>
        </table:table-row>
        <table:table-row>
          <table:table-cell table:style-name="Tabela4.A2" office:value-type="string">
            <text:p text:style-name="P42">3</text:p>
          </table:table-cell>
          <table:table-cell table:style-name="Tabela4.B4" office:value-type="string">
            <text:p text:style-name="P29"><text:span text:style-name="T3">Como</text:span> aluno/monitor/professor</text:p>
            <text:p text:style-name="P29"><text:span text:style-name="T3">eu preciso</text:span> visualizar perguntas e respostas</text:p>
            <text:p text:style-name="P31">para <text:span text:style-name="T5">poder realizar contribuições.</text:span></text:p>
          </table:table-cell>
          <table:table-cell table:style-name="Tabela4.A2" office:value-type="string">
            <text:p text:style-name="P40">Alta</text:p>
          </table:table-cell>
          <table:table-cell table:style-name="Tabela4.D2" office:value-type="string">
            <text:p text:style-name="P44">2</text:p>
          </table:table-cell>
        </table:table-row>
        <table:table-row>
          <table:table-cell table:style-name="Tabela4.A2" office:value-type="string">
            <text:p text:style-name="P42">4</text:p>
          </table:table-cell>
          <table:table-cell table:style-name="Tabela4.B5" office:value-type="string">
            <text:p text:style-name="P29"><text:span text:style-name="T3">Como</text:span> aluno/monitor/professor</text:p>
            <text:p text:style-name="P29"><text:span text:style-name="T3">eu preciso</text:span> logar no sistema</text:p>
            <text:p text:style-name="P29"><text:span text:style-name="T3">para</text:span> identificar o perfil do usuário.</text:p>
          </table:table-cell>
          <table:table-cell table:style-name="Tabela4.A2" office:value-type="string">
            <text:p text:style-name="P40">Alta</text:p>
          </table:table-cell>
          <table:table-cell table:style-name="Tabela4.D2" office:value-type="string">
            <text:p text:style-name="P44">4</text:p>
          </table:table-cell>
        </table:table-row>
      </table:table>
      <text:p text:style-name="P18"/>
      <text:p text:style-name="P17">Nome do Sistema: <text:span text:style-name="T12">Ask &amp; Trust – sistema para auxílio de tutoria acadêmica.</text:span></text:p>
      <text:p text:style-name="P17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0:57:59.342201149</meta:creation-date>
    <dc:date>2016-08-10T10:05:02.916702664</dc:date>
    <meta:editing-duration>PT1H34M9S</meta:editing-duration>
    <meta:editing-cycles>16</meta:editing-cycles>
    <meta:generator>LibreOffice/4.2.8.2$Linux_X86_64 LibreOffice_project/420m0$Build-2</meta:generator>
    <meta:document-statistic meta:table-count="4" meta:image-count="0" meta:object-count="0" meta:page-count="4" meta:paragraph-count="163" meta:word-count="630" meta:character-count="4244" meta:non-whitespace-character-count="3794"/>
  </office:meta>
</office:document-meta>
</file>